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宋体" svg:font-family="宋体"/>
    <style:font-face style:name="DejaVu Sans1" svg:font-family="'DejaVu Sans'" style:font-family-generic="swiss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502cm"/>
    </style:style>
    <style:style style:name="co3" style:family="table-column">
      <style:table-column-properties fo:break-before="auto" style:column-width="1.094cm"/>
    </style:style>
    <style:style style:name="co4" style:family="table-column">
      <style:table-column-properties fo:break-before="auto" style:column-width="7.8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ro5" style:family="table-row">
      <style:table-row-properties style:row-height="5.265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ext-properties fo:color="#00ff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DejaVu Sans1" fo:font-size="11pt" fo:font-style="normal" fo:text-shadow="none" style:text-underline-style="none" fo:font-weight="normal" style:font-size-asian="11pt" style:font-style-asian="normal" style:font-weight-asian="normal" style:font-name-complex="DejaVu Sans1" style:font-size-complex="11pt" style:font-style-complex="normal" style:font-weight-complex="normal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 style:data-style-name="N30">
      <style:text-properties fo:color="#00ff00"/>
    </style:style>
    <style:style style:name="ce6" style:family="table-cell" style:parent-style-name="Default" style:data-style-name="N30">
      <style:text-properties fo:color="#ff0000"/>
    </style:style>
    <style:style style:name="ta_extref" style:family="table">
      <style:table-properties table:display="false"/>
    </style:style>
    <style:style style:name="T1" style:family="text">
      <style:text-properties fo:color="#ff0000" style:text-outline="false" style:text-line-through-style="none" style:text-position="0% 100%" style:font-name="DejaVu Sans1" fo:font-size="11pt" fo:font-style="normal" fo:text-shadow="none" style:text-underline-style="none" fo:font-weight="normal" style:font-size-asian="11pt" style:font-style-asian="normal" style:font-weight-asian="normal" style:font-name-complex="DejaVu Sans1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DejaVu Sans1" fo:font-size="11pt" fo:font-style="normal" fo:text-shadow="none" style:text-underline-style="none" fo:font-weight="normal" style:font-size-asian="11pt" style:font-style-asian="normal" style:font-weight-asian="normal" style:font-name-complex="DejaVu Sans1" style:font-size-complex="11pt" style:font-style-complex="normal" style:font-weight-complex="normal"/>
    </style:style>
    <style:style style:name="T3" style:family="text">
      <style:text-properties fo:color="#ff0000" style:text-outline="false" style:text-line-through-style="none" style:text-position="0% 100%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T4" style:family="text">
      <style:text-properties style:font-name="DejaVu Sans1" fo:font-size="11pt" style:font-name-asian="DejaVu Sans2" style:font-size-asian="11pt" style:font-name-complex="DejaVu Sans1" style:font-size-complex="11pt"/>
    </style:style>
    <style:style style:name="T5" style:family="text">
      <style:text-properties fo:color="#000000" style:text-outline="false" style:text-line-through-style="none" style:text-position="0% 100%" style:font-name="宋体" fo:font-size="11pt" fo:font-style="normal" fo:text-shadow="none" style:text-underline-style="none" fo:font-weight="normal" style:font-name-asian="DejaVu Sans2" style:font-size-asian="11pt" style:font-style-asian="normal" style:font-weight-asian="normal" style:font-name-complex="宋体" style:font-size-complex="11pt" style:font-style-complex="normal" style:font-weight-complex="normal"/>
    </style:style>
    <style:style style:name="T6" style:family="text">
      <style:text-properties fo:color="#000000" style:text-outline="false" style:text-line-through-style="none" style:text-position="0% 100%" style:font-name="DejaVu Sans1" fo:font-size="11pt" fo:font-style="normal" fo:text-shadow="none" style:text-underline-style="none" fo:font-weight="normal" style:font-name-asian="DejaVu Sans2" style:font-size-asian="11pt" style:font-style-asian="normal" style:font-weight-asian="normal" style:font-name-complex="DejaVu Sans1" style:font-size-complex="11pt" style:font-style-complex="normal" style:font-weight-complex="normal"/>
    </style:style>
  </office:automatic-styles>
  <office:body>
    <office:spreadsheet>
      <table:table table:name="工作表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number-columns-repeated="2" table:default-cell-style-name="ce6"/>
        <table:table-column table:style-name="co1" table:default-cell-style-name="ce4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计划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>
            <text:p>分类</text:p>
          </table:table-cell>
          <table:table-cell office:value-type="string">
            <text:p>具体</text:p>
          </table:table-cell>
          <table:table-cell table:style-name="Default" office:value-type="string">
            <text:p>执行人</text:p>
          </table:table-cell>
          <table:table-cell table:style-name="Default" office:value-type="string">
            <text:p>开始</text:p>
          </table:table-cell>
          <table:table-cell table:style-name="Default" office:value-type="string">
            <text:p>结束</text:p>
          </table:table-cell>
          <table:table-cell table:style-name="Default" office:value-type="string">
            <text:p>工时</text:p>
          </table:table-cell>
          <table:table-cell office:value-type="string">
            <text:p>级别</text:p>
          </table:table-cell>
          <table:table-cell office:value-type="string">
            <text:p>备注</text:p>
          </table:table-cell>
        </table:table-row>
        <table:table-row table:style-name="ro2">
          <table:table-cell/>
          <table:table-cell table:style-name="ce1" office:value-type="string">
            <text:p>地图核心</text:p>
          </table:table-cell>
          <table:table-cell table:style-name="ce1" office:value-type="string">
            <text:p>将google 地图整体替换成百度地图</text:p>
            <text:p>，完成地图marker 显示，marker 添加，</text:p>
            <text:p>线路显示，好友位置，交通线路，每日轨迹</text:p>
          </table:table-cell>
          <table:table-cell table:style-name="ce1" office:value-type="string">
            <text:p>李文静</text:p>
          </table:table-cell>
          <table:table-cell table:style-name="ce5" office:value-type="date" office:date-value="2011-09-13">
            <text:p>11年9月13日</text:p>
          </table:table-cell>
          <table:table-cell table:style-name="ce5" office:value-type="date" office:date-value="2011-09-23">
            <text:p>11年9月23日</text:p>
          </table:table-cell>
          <table:table-cell table:style-name="ce1" office:value-type="string">
            <text:p>10天</text:p>
          </table:table-cell>
          <table:table-cell office:value-type="float" office:value="1">
            <text:p>1</text:p>
          </table:table-cell>
          <table:table-cell table:style-name="ce1" office:value-type="string">
            <text:p>具体功能显示可以参考，一起需求来做</text:p>
          </table:table-cell>
        </table:table-row>
        <table:table-row table:style-name="ro3">
          <table:table-cell/>
          <table:table-cell table:style-name="ce2" office:value-type="string" table:number-columns-spanned="1" table:number-rows-spanned="3">
            <text:p>个人主页 </text:p>
          </table:table-cell>
          <table:table-cell office:value-type="string">
            <text:p>用户在个人主页发起一个活动，活动整体的</text:p>
            <text:p>一个生命周期设计</text:p>
          </table:table-cell>
          <table:table-cell office:value-type="string">
            <text:p>唐勇</text:p>
          </table:table-cell>
          <table:table-cell office:value-type="date" office:date-value="2011-09-13">
            <text:p>11年9月13日</text:p>
          </table:table-cell>
          <table:table-cell office:value-type="date" office:date-value="2011-09-18">
            <text:p>11年9月18日</text:p>
          </table:table-cell>
          <table:table-cell office:value-type="string">
            <text:p>5天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/>
          <table:covered-table-cell/>
          <table:table-cell table:style-name="ce3" office:value-type="string">
            <text:p>梦想单</text:p>
          </table:table-cell>
          <table:table-cell office:value-type="string">
            <text:p>唐勇</text:p>
          </table:table-cell>
          <table:table-cell office:value-type="date" office:date-value="2011-10-03">
            <text:p>11年10月3日</text:p>
          </table:table-cell>
          <table:table-cell office:value-type="date" office:date-value="2011-10-05">
            <text:p>11年10月5日</text:p>
          </table:table-cell>
          <table:table-cell office:value-type="string">
            <text:p>2天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/>
          <table:covered-table-cell/>
          <table:table-cell table:style-name="ce3" office:value-type="string">
            <text:p>淘梦</text:p>
          </table:table-cell>
          <table:table-cell office:value-type="string">
            <text:p>唐勇</text:p>
          </table:table-cell>
          <table:table-cell office:value-type="date" office:date-value="2011-10-06">
            <text:p>11年10月6日</text:p>
          </table:table-cell>
          <table:table-cell office:value-type="date" office:date-value="2011-10-08">
            <text:p>11年10月8日</text:p>
          </table:table-cell>
          <table:table-cell office:value-type="string">
            <text:p>2天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 table:number-columns-spanned="1" table:number-rows-spanned="2">
            <text:p>群组</text:p>
          </table:table-cell>
          <table:table-cell office:value-type="string" table:number-columns-spanned="1" table:number-rows-spanned="2">
            <text:p>群组功能的需求分析，和功能增加</text:p>
          </table:table-cell>
          <table:table-cell office:value-type="string">
            <text:p>唐勇</text:p>
          </table:table-cell>
          <table:table-cell office:value-type="date" office:date-value="2011-09-19">
            <text:p>11年9月19日</text:p>
          </table:table-cell>
          <table:table-cell office:value-type="date" office:date-value="2011-09-24">
            <text:p>11年9月24日</text:p>
          </table:table-cell>
          <table:table-cell office:value-type="string">
            <text:p>5天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covered-table-cell table:number-columns-repeated="2"/>
          <table:table-cell table:style-name="ce1" office:value-type="string">
            <text:p>李文静</text:p>
          </table:table-cell>
          <table:table-cell table:style-name="ce5" office:value-type="date" office:date-value="2011-10-01">
            <text:p>11年10月1日</text:p>
          </table:table-cell>
          <table:table-cell table:style-name="ce5" office:value-type="date" office:date-value="2011-10-05">
            <text:p>11年10月5日</text:p>
          </table:table-cell>
          <table:table-cell table:style-name="ce1" office:value-type="string">
            <text:p>4天</text:p>
          </table:table-cell>
          <table:table-cell office:value-type="float" office:value="1">
            <text:p>1</text:p>
          </table:table-cell>
          <table:table-cell table:style-name="ce1"/>
        </table:table-row>
        <table:table-row table:style-name="ro3">
          <table:table-cell/>
          <table:table-cell table:style-name="ce1" office:value-type="string">
            <text:p>分享</text:p>
          </table:table-cell>
          <table:table-cell table:style-name="ce1" office:value-type="string">
            <text:p>增加 视频分享，包括视频url 和视频上传，</text:p>
            <text:p>和最后查看效果</text:p>
          </table:table-cell>
          <table:table-cell table:style-name="ce1" office:value-type="string">
            <text:p>李文静</text:p>
          </table:table-cell>
          <table:table-cell table:style-name="ce5" office:value-type="date" office:date-value="2011-09-24">
            <text:p>11年9月24日</text:p>
          </table:table-cell>
          <table:table-cell table:style-name="ce5" office:value-type="date" office:date-value="2011-09-29">
            <text:p>11年9月29日</text:p>
          </table:table-cell>
          <table:table-cell table:style-name="ce1" office:value-type="string">
            <text:p>5天</text:p>
          </table:table-cell>
          <table:table-cell office:value-type="float" office:value="1">
            <text:p>1</text:p>
          </table:table-cell>
          <table:table-cell table:style-name="ce1"/>
        </table:table-row>
        <table:table-row table:style-name="ro1">
          <table:table-cell/>
          <table:table-cell table:style-name="ce1" office:value-type="string">
            <text:p>sns </text:p>
          </table:table-cell>
          <table:table-cell table:style-name="ce1" office:value-type="string">
            <text:p>最近来访功能</text:p>
          </table:table-cell>
          <table:table-cell table:style-name="ce1" office:value-type="string">
            <text:p>李文静</text:p>
          </table:table-cell>
          <table:table-cell table:style-name="ce1" table:number-columns-repeated="2"/>
          <table:table-cell table:style-name="ce1" office:value-type="string">
            <text:p>2天</text:p>
          </table:table-cell>
          <table:table-cell table:style-name="ce1" office:value-type="float" office:value="2">
            <text:p>2</text:p>
          </table:table-cell>
          <table:table-cell table:style-name="ce1"/>
        </table:table-row>
        <table:table-row table:style-name="ro5">
          <table:table-cell table:number-columns-repeated="2"/>
          <table:table-cell office:value-type="string">
            <text:p>meet peole <text:span text:style-name="T1">功能整体设计</text:span></text:p>
          </table:table-cell>
          <table:table-cell office:value-type="string">
            <text:p>唐勇</text:p>
          </table:table-cell>
          <table:table-cell office:value-type="date" office:date-value="2011-09-24">
            <text:p>11年9月24日</text:p>
          </table:table-cell>
          <table:table-cell office:value-type="date" office:date-value="2011-09-28">
            <text:p>11年9月28日</text:p>
          </table:table-cell>
          <table:table-cell office:value-type="string">
            <text:p>4天</text:p>
          </table:table-cell>
          <table:table-cell table:style-name="ce4" office:value-type="float" office:value="1">
            <text:p>1</text:p>
          </table:table-cell>
          <table:table-cell office:value-type="string">
            <text:p>类似速配的方式进行。用户<text:span text:style-name="T3">A</text:span><text:span text:style-name="T1">参与进入</text:span></text:p>
            <text:p><text:span text:style-name="T3">MEET</text:span><text:span text:style-name="T1">活动，上传一张近况照，同时</text:span></text:p>
            <text:p><text:span text:style-name="T1">可进入</text:span><text:span text:style-name="T3">MEET</text:span><text:span text:style-name="T1">页面，阅读一组同样参</text:span></text:p>
            <text:p><text:span text:style-name="T1">加</text:span><text:span text:style-name="T3">MEET</text:span><text:span text:style-name="T1">活动的异性的图片，如果喜</text:span></text:p>
            <text:p><text:span text:style-name="T1">欢其中的用户</text:span><text:span text:style-name="T3">B</text:span><text:span text:style-name="T1">，则选择</text:span><text:span text:style-name="T3">MEET He/Him</text:span></text:p>
            <text:p><text:span text:style-name="T1">，同时</text:span><text:span text:style-name="T3">A</text:span><text:span text:style-name="T1">的图片及</text:span><text:span text:style-name="T3">MEET</text:span><text:span text:style-name="T1">请求将发送至</text:span><text:span text:style-name="T3">B</text:span><text:span text:style-name="T1">，</text:span></text:p>
            <text:p><text:span text:style-name="T1">若</text:span><text:span text:style-name="T3">b</text:span><text:span text:style-name="T1">也同样有意，则开始建立友好关系。</text:span></text:p>
            <text:p><text:span text:style-name="T1">用户可以对方的条件进行约束限制（以地</text:span></text:p>
            <text:p><text:span text:style-name="T1">理位置为主），每天只允许</text:span><text:span text:style-name="T3">1-2</text:span><text:span text:style-name="T1">个</text:span><text:span text:style-name="T3">MEET</text:span><text:span text:style-name="T1">请</text:span></text:p>
            <text:p><text:span text:style-name="T1">求，这样可以让用户对</text:span><text:span text:style-name="T3">meet</text:span><text:span text:style-name="T1">行为进行有</text:span></text:p>
            <text:p><text:span text:style-name="T1">效规范</text:span></text:p>
          </table:table-cell>
        </table:table-row>
        <table:table-row table:style-name="ro6">
          <table:table-cell/>
          <table:table-cell office:value-type="string">
            <text:p>place主页 </text:p>
          </table:table-cell>
          <table:table-cell office:value-type="string">
            <text:p>place <text:span text:style-name="T2">活动版块 </text:span></text:p>
          </table:table-cell>
          <table:table-cell office:value-type="string">
            <text:p>唐勇</text:p>
          </table:table-cell>
          <table:table-cell office:value-type="date" office:date-value="2011-09-29">
            <text:p>11年9月29日</text:p>
          </table:table-cell>
          <table:table-cell office:value-type="date" office:date-value="2011-10-03">
            <text:p>11年10月3日</text:p>
          </table:table-cell>
          <table:table-cell office:value-type="string">
            <text:p>4天</text:p>
          </table:table-cell>
          <table:table-cell table:style-name="ce4" office:value-type="float" office:value="1">
            <text:p>1</text:p>
          </table:table-cell>
          <table:table-cell office:value-type="string">
            <text:p><text:span text:style-name="T4">作为商家，商家能够在</text:span><text:span text:style-name="T5">place</text:span><text:span text:style-name="T6">页面发布一些</text:span></text:p>
            <text:p><text:span text:style-name="T6">活动， 文字</text:span><text:span text:style-name="T5">+ </text:span><text:span text:style-name="T6">图片</text:span><text:span text:style-name="T5">+</text:span><text:span text:style-name="T6">视频</text:span></text:p>
            <text:p><text:span text:style-name="T6">优惠或者团购之类的形式。</text:span></text:p>
          </table:table-cell>
        </table:table-row>
      </table:table>
      <table:table table:name="工作表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宋体" svg:font-family="宋体"/>
    <style:font-face style:name="DejaVu Sans1" svg:font-family="'DejaVu Sans'" style:font-family-generic="swiss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DejaVu Sans" fo:language="en" fo:country="US" style:font-name-asian="DejaVu Sans2" style:language-asian="zh" style:country-asian="CN" style:font-name-complex="DejaVu Sans2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5115" number:language="zh" number:country="CN">
      <number:year number:style="long"/>
      <number:text>-</number:text>
      <number:month/>
      <number:text>-</number:text>
      <number:day/>
    </number:date-style>
    <number:date-style style:name="N5116" number:language="zh" number:country="CN">
      <number:day/>
      <number:text>-</number:text>
      <number:month number:textual="true"/>
      <number:text>-</number:text>
      <number:year/>
    </number:date-style>
    <number:date-style style:name="N5117" number:language="zh" number:country="CN">
      <number:day/>
      <number:text>-</number:text>
      <number:month number:textual="true"/>
    </number:date-style>
    <number:date-style style:name="N5118" number:language="zh" number:country="CN">
      <number:month number:textual="true"/>
      <number:text>-</number:text>
      <number:year/>
    </number:date-style>
    <number:time-style style:name="N5119" number:language="zh" number:country="CN">
      <number:hours/>
      <number:text>:</number:text>
      <number:minutes number:style="long"/>
      <number:text> </number:text>
      <number:am-pm/>
    </number:time-style>
    <number:time-style style:name="N5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1" number:language="zh" number:country="CN">
      <number:hours/>
      <number:text>:</number:text>
      <number:minutes number:style="long"/>
    </number:time-style>
    <number:time-style style:name="N5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5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5125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5125" number:language="zh" number:country="CN">
      <number:text>($</number:text>
      <number:number number:decimal-places="0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5126" number:language="zh" number:country="CN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5128" number:language="zh" number:country="CN">
      <number:text>($</number:text>
      <number:number number:decimal-places="2" number:min-integer-digits="1" number:grouping="true"/>
      <number:text>)</number:text>
      <style:map style:condition="value()&gt;=0" style:apply-style-name="N5128P0"/>
    </number:number-style>
    <number:number-style style:name="N5129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5129" number:language="zh" number:country="CN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129P0"/>
    </number:number-style>
    <number:date-style style:name="N5130" number:language="zh" number:country="CN">
      <number:month/>
      <number:text>-</number:text>
      <number:day/>
      <number:text>-</number:text>
      <number:year/>
    </number:date-style>
    <number:time-style style:name="N5131" number:language="zh" number:country="CN">
      <number:hours/>
      <number:text>时</number:text>
      <number:minutes number:style="long"/>
      <number:text>分</number:text>
    </number:time-style>
    <number:time-style style:name="N5132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5133" number:language="zh" number:country="CN">
      <number:am-pm/>
      <number:hours/>
      <number:text>时</number:text>
      <number:minutes number:style="long"/>
      <number:text>分</number:text>
    </number:time-style>
    <number:time-style style:name="N5134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5136P0" style:volatile="true" number:language="zh" number:country="CN">
      <number:text>￥</number:text>
      <number:number number:decimal-places="2" number:min-integer-digits="1" number:grouping="true"/>
    </number:number-style>
    <number:number-style style:name="N5136" number:language="zh" number:country="CN">
      <number:text>-￥</number:text>
      <number:number number:decimal-places="2" number:min-integer-digits="1" number:grouping="true"/>
      <style:map style:condition="value()&gt;=0" style:apply-style-name="N513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3">2011／09／13</text:date>, <text:time>21:54:33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e </meta:initial-creator>
    <meta:creation-date>2011-09-12T13:38:06</meta:creation-date>
    <dc:date>2011-09-13T21:54:33</dc:date>
    <dc:creator>lee </dc:creator>
    <meta:editing-duration>PT00H55M43S</meta:editing-duration>
    <meta:editing-cycles>2</meta:editing-cycles>
    <meta:generator>OpenOffice.org/3.2$Linux OpenOffice.org_project/320m12$Build-9483</meta:generator>
    <meta:document-statistic meta:table-count="3" meta:cell-count="75" meta:object-count="0"/>
  </office:meta>
</office:document-meta>
</file>